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235610" officeooo:paragraph-rsid="0023561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235610" officeooo:paragraph-rsid="0023561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28ca9d" officeooo:paragraph-rsid="0028ca9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35610" officeooo:paragraph-rsid="00235610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text-position="0% 100%" style:text-underline-style="none" fo:font-weight="normal" officeooo:rsid="00235610" officeooo:paragraph-rsid="0023561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4891a" officeooo:paragraph-rsid="0024891a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24891a" officeooo:paragraph-rsid="0024891a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24b576" officeooo:paragraph-rsid="0024b576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26894f" officeooo:paragraph-rsid="0026894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6894f" officeooo:paragraph-rsid="0026894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79423" officeooo:paragraph-rsid="0027942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8d2bb" officeooo:paragraph-rsid="0028d2b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a3fdb" officeooo:paragraph-rsid="002a3fd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41d4b" officeooo:paragraph-rsid="00341d4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60298" officeooo:paragraph-rsid="00360298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rsid="002c1e35" officeooo:paragraph-rsid="002c1e35"/>
    </style:style>
    <style:style style:name="P18" style:family="paragraph" style:parent-style-name="Table_20_Contents">
      <style:paragraph-properties fo:text-align="start" style:justify-single-word="false"/>
      <style:text-properties officeooo:rsid="002cf283" officeooo:paragraph-rsid="002cf283"/>
    </style:style>
    <style:style style:name="P19" style:family="paragraph" style:parent-style-name="Table_20_Contents">
      <style:paragraph-properties fo:text-align="start" style:justify-single-word="false"/>
      <style:text-properties officeooo:rsid="002cf283" officeooo:paragraph-rsid="00309617"/>
    </style:style>
    <style:style style:name="P20" style:family="paragraph" style:parent-style-name="Table_20_Contents">
      <style:paragraph-properties fo:text-align="start" style:justify-single-word="false"/>
      <style:text-properties officeooo:rsid="002ed7d5" officeooo:paragraph-rsid="002ed7d5"/>
    </style:style>
    <style:style style:name="P21" style:family="paragraph" style:parent-style-name="Table_20_Contents">
      <style:paragraph-properties fo:text-align="start" style:justify-single-word="false"/>
      <style:text-properties officeooo:rsid="0030a3ca" officeooo:paragraph-rsid="0030a3ca"/>
    </style:style>
    <style:style style:name="P22" style:family="paragraph" style:parent-style-name="Table_20_Contents">
      <style:paragraph-properties fo:text-align="start" style:justify-single-word="false"/>
      <style:text-properties officeooo:rsid="00322adc" officeooo:paragraph-rsid="00322adc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09617"/>
    </style:style>
    <style:style style:name="T3" style:family="text">
      <style:text-properties style:text-position="0% 100%" officeooo:rsid="00360298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2cf283"/>
    </style:style>
    <style:style style:name="T6" style:family="text">
      <style:text-properties officeooo:rsid="00270c05"/>
    </style:style>
    <style:style style:name="T7" style:family="text">
      <style:text-properties style:text-position="sub 58%"/>
    </style:style>
    <style:style style:name="T8" style:family="text">
      <style:text-properties style:font-name="WenQuanYi Micro Hei Mono" style:font-name-asian="WenQuanYi Micro Hei Mono" style:font-name-complex="WenQuanYi Micro Hei Mono"/>
    </style:style>
    <style:style style:name="T9" style:family="text">
      <style:text-properties officeooo:rsid="002cf283"/>
    </style:style>
    <style:style style:name="T10" style:family="text">
      <style:text-properties officeooo:rsid="003096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rations</text:p>
      <text:p text:style-name="P2">Usage</text:p>
      <text:p text:style-name="P4">Titrations are used to:</text:p>
      <text:list xml:id="list214908575" text:style-name="L2">
        <text:list-item>
          <text:p text:style-name="P5">Find the concentration of a solution.</text:p>
        </text:list-item>
        <text:list-item>
          <text:p text:style-name="P5">Identify unknown compounds.</text:p>
        </text:list-item>
        <text:list-item>
          <text:p text:style-name="P5">Find the purity of compounds.</text:p>
        </text:list-item>
      </text:list>
      <text:p text:style-name="P4"/>
      <text:p text:style-name="P6">Titrations must be accurate so:</text:p>
      <text:list xml:id="list123460277" text:style-name="L3">
        <text:list-item>
          <text:p text:style-name="P7">Readings are taken to half a division, e.g. if the resolution is 0.1cm<text:span text:style-name="T4">3</text:span>, the reading could be 0.10cm<text:span text:style-name="T4">3</text:span> of 0.15cm<text:span text:style-name="T4">3</text:span></text:p>
        </text:list-item>
        <text:list-item>
          <text:p text:style-name="P8">All readings end with a 0 or a 5</text:p>
        </text:list-item>
        <text:list-item>
          <text:p text:style-name="P9">At least 2 concordant results are used (within 0.1cm<text:span text:style-name="T4">3</text:span> of each other) <text:span text:style-name="T6">for the mean titre</text:span></text:p>
        </text:list-item>
      </text:list>
      <text:p text:style-name="P10"/>
      <text:p text:style-name="P11">Titre – the volume of solution added</text:p>
      <text:p text:style-name="P11"/>
      <text:p text:style-name="P11">Concentration is measured in mol dm<text:span text:style-name="T4">-3</text:span></text:p>
      <text:p text:style-name="P11"><text:span text:style-name="T1"/></text:p>
      <text:p text:style-name="P11"><text:span text:style-name="T1"/></text:p>
      <text:p text:style-name="P3">Example</text:p>
      <text:p text:style-name="P12"/>
      <text:p text:style-name="P12">25cm<text:span text:style-name="T4">3</text:span> of NaOH is reacted with 6.5cm<text:span text:style-name="T4">3</text:span> of Hcl</text:p>
      <text:p text:style-name="P12"/>
      <text:p text:style-name="P13">NaOH + HCl <text:span text:style-name="T8">→</text:span> NaCl + H<text:span text:style-name="T7">2</text:span>O</text:p>
      <text:p text:style-name="P13"/>
      <table:table table:name="Table1" table:style-name="Table1">
        <table:table-column table:style-name="Table1.A" table:number-columns-repeated="3"/>
        <table:table-row table:style-name="TableLine9429707527252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Acid (HCl)</text:p>
          </table:table-cell>
          <table:table-cell table:style-name="Table1.A1" office:value-type="string">
            <text:p text:style-name="P17">Alkali (NaOH)</text:p>
          </table:table-cell>
        </table:table-row>
        <table:table-row table:style-name="TableLine94297075272528">
          <table:table-cell table:style-name="Table1.A1" office:value-type="string">
            <text:p text:style-name="P18">Concentration</text:p>
          </table:table-cell>
          <table:table-cell table:style-name="Table1.A1" office:value-type="string">
            <text:p text:style-name="P18">?</text:p>
          </table:table-cell>
          <table:table-cell table:style-name="Table1.A1" office:value-type="string">
            <text:p text:style-name="P19">0.1 mol dm<text:span text:style-name="T4">-3</text:span></text:p>
          </table:table-cell>
        </table:table-row>
        <table:table-row table:style-name="TableLine94297075272528">
          <table:table-cell table:style-name="Table1.A1" office:value-type="string">
            <text:p text:style-name="P18">Volume</text:p>
          </table:table-cell>
          <table:table-cell table:style-name="Table1.A1" office:value-type="string">
            <text:p text:style-name="P20">7.5cm<text:span text:style-name="T4">3</text:span><text:span text:style-name="T1"> = 0.007</text:span><text:span text:style-name="T3">5</text:span><text:span text:style-name="T1"> dm</text:span><text:span text:style-name="T4">3</text:span></text:p>
          </table:table-cell>
          <table:table-cell table:style-name="Table1.A1" office:value-type="string">
            <text:p text:style-name="P20"><text:span text:style-name="T10">25</text:span>cm<text:span text:style-name="T4">3</text:span><text:span text:style-name="T1"> = 0.0</text:span><text:span text:style-name="T2">25</text:span><text:span text:style-name="T1"> dm</text:span><text:span text:style-name="T4">3</text:span></text:p>
          </table:table-cell>
        </table:table-row>
        <table:table-row table:style-name="TableLine94297075272528">
          <table:table-cell table:style-name="Table1.A1" office:value-type="string">
            <text:p text:style-name="P18">Ratio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1</text:p>
          </table:table-cell>
        </table:table-row>
        <table:table-row table:style-name="TableLine94297075272528">
          <table:table-cell table:style-name="Table1.A1" office:value-type="string">
            <text:p text:style-name="P18">Moles</text:p>
          </table:table-cell>
          <table:table-cell table:style-name="Table1.A1" office:value-type="string">
            <text:p text:style-name="P22">?</text:p>
          </table:table-cell>
          <table:table-cell table:style-name="Table1.A1" office:value-type="string">
            <text:p text:style-name="P21">0.1*0.025 = 0.0025 mol</text:p>
          </table:table-cell>
        </table:table-row>
      </table:table>
      <text:p text:style-name="P13"/>
      <text:p text:style-name="P14">The since the mole ratio is 1:1, the moles of acid equal the moles of alkali, so the moles of acid are 0.0025 mol.</text:p>
      <text:p text:style-name="P15">The concentration of the acid therefore = 0.0025 / 0.0075 = 0.3 <text:span text:style-name="T9">mol dm</text:span><text:span text:style-name="T5">-3</text:span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0M14S</meta:editing-duration>
    <meta:editing-cycles>41</meta:editing-cycles>
    <meta:generator>LibreOffice/7.0.3.1$Linux_X86_64 LibreOffice_project/00$Build-1</meta:generator>
    <dc:date>2020-11-22T10:27:20.234430398</dc:date>
    <meta:document-statistic meta:table-count="1" meta:image-count="0" meta:object-count="0" meta:page-count="1" meta:paragraph-count="31" meta:word-count="170" meta:character-count="858" meta:non-whitespace-character-count="724"/>
    <meta:user-defined meta:name="Info 1"/>
    <meta:user-defined meta:name="Info 2"/>
    <meta:user-defined meta:name="Info 3"/>
    <meta:user-defined meta:name="Info 4"/>
  </office:meta>
</office:document-meta>
</file>